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942eb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0afa43"/>
    </style:style>
    <style:style style:name="P15" style:family="paragraph" style:parent-style-name="Heading_20_1" style:master-page-name="First_20_Page">
      <style:paragraph-properties style:page-number="auto"/>
    </style:style>
    <style:style style:name="P16" style:family="paragraph" style:parent-style-name="Table_20_Contents">
      <style:text-properties officeooo:rsid="000afa43" officeooo:paragraph-rsid="000afa43"/>
    </style:style>
    <style:style style:name="P17" style:family="paragraph">
      <style:paragraph-properties style:writing-mode="lr-tb"/>
    </style:style>
    <style:style style:name="P18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0afa43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0afa43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style:font-name="Arial" fo:font-size="14pt" fo:font-weight="bold" officeooo:rsid="000afa43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4" style:family="text">
      <style:text-properties fo:font-size="8pt" style:font-size-asian="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officeooo:rsid="000afa43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502106856912" text:id="ct14050210685691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502106857392" text:id="ct14050210685739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502106857600" text:id="ct14050210685760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502106857808" text:id="ct14050210685780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502106858656" text:id="ct14050210685865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502106858960" text:id="ct14050210685896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502106856912"/><text:change-start text:change-id="ct140502106857392"/>Adopt<text:change-end text:change-id="ct140502106857392"/>ed<text:change-start text:change-id="ct140502106857600"/> as a <text:change-end text:change-id="ct140502106857600"/>NMRA <text:change-start text:change-id="ct140502106857808"/>Standard<text:change-end text:change-id="ct140502106857808"/></text:h>
      </text:section>
      <text:p text:style-name="Standard">The OpenLCB Standard document appended to this cover sheet has been formally adopted as a NMRA Standard by the NMRA Board of Directors on the date shown in the <text:span text:style-name="T18">Adopted</text:span> column in the <text:span text:style-name="T17">Version History</text:span> table below.</text:p>
      <text:h text:style-name="Heading_20_1" text:outline-level="1"><text:change text:change-id="ct140502106858656"/><text:change-start text:change-id="ct140502106858960"/>Version History<text:change-end text:change-id="ct14050210685896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19">submitted for public review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6">Changed document numbering from <text:span text:style-name="T20">S-9.7.3.4</text:span> (Network &amp; Transport Layer) to <text:span text:style-name="T20">S-9.7.4.3</text:span> (Session Layer)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942eb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0afa43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bold" officeooo:rsid="000afa43" style:font-name-asian="Helvetica-Bold" style:font-weight-asian="bold" style:font-name-complex="Helvetica-Bold" style:font-weight-complex="bold"/>
    </style:style>
    <style:style style:name="MT14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5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2:37:53.500565718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Simple Node Inform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</text:span><text:span text:style-name="MT13">4</text:span><text:span text:style-name="MT12">.</text:span><text:span text:style-name="MT13">3</text:span><text:span text:style-name="MT14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5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9</meta:editing-cycles>
    <meta:editing-duration>PT18H58M33S</meta:editing-duration>
    <meta:generator>LibreOffice/4.4.0.3$MacOSX_X86_64 LibreOffice_project/de093506bcdc5fafd9023ee680b8c60e3e0645d7</meta:generator>
    <dc:date>2016-02-08T12:37:53.401925000</dc:date>
    <meta:printed-by>Bob Jacobsen</meta:printed-by>
    <meta:print-date>2010-09-15T08:46:04</meta:print-date>
    <meta:document-statistic meta:table-count="2" meta:image-count="0" meta:object-count="0" meta:page-count="1" meta:paragraph-count="16" meta:word-count="96" meta:character-count="592" meta:non-whitespace-character-count="505"/>
  </office:meta>
</office:document-meta>
</file>